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00d" officeooo:paragraph-rsid="0017400d"/>
    </style:style>
    <style:style style:name="P2" style:family="paragraph" style:parent-style-name="Standard">
      <style:paragraph-properties fo:text-align="center" style:justify-single-word="false"/>
      <style:text-properties officeooo:rsid="0017400d" officeooo:paragraph-rsid="0017400d"/>
    </style:style>
    <style:style style:name="P3" style:family="paragraph" style:parent-style-name="Standard">
      <style:text-properties fo:font-weight="bold" officeooo:rsid="0017400d" officeooo:paragraph-rsid="0017400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<text:span text:style-name="T1">PRIORITY_QUEUE.cpp</text:span></text:p>
      <text:p text:style-name="P1"></text:p>
      <text:p text:style-name="P3">ROLL NUMBER : 2002</text:p>
      <text:p text:style-name="P1"><text:span text:style-name="T1">BATCH : E-10</text:span></text:p>
      <text:p text:style-name="P1"></text:p>
      <text:p text:style-name="P1"></text:p>
      <text:p text:style-name="P1"></text:p>
      <text:p text:style-name="P1">#include &lt;iostream&gt;</text:p>
      <text:p text:style-name="P1">#include&lt;stdlib.h&gt;</text:p>
      <text:p text:style-name="P1">#include "queues.h"</text:p>
      <text:p text:style-name="P1">using namespace std;</text:p>
      <text:p text:style-name="P1"></text:p>
      <text:p text:style-name="P1">int main()</text:p>
      <text:p text:style-name="P1">{</text:p>
      <text:p text:style-name="P1"></text:p>
      <text:p text:style-name="P1"><text:tab/>queues q;</text:p>
      <text:p text:style-name="P1"></text:p>
      <text:p text:style-name="P1"><text:tab/>int ch;</text:p>
      <text:p text:style-name="P1"><text:tab/>do</text:p>
      <text:p text:style-name="P1"><text:tab/>{</text:p>
      <text:p text:style-name="P1"><text:tab/><text:tab/>cout&lt;&lt;"\n\n---------Menu-----------\n\n";</text:p>
      <text:p text:style-name="P1"><text:tab/><text:tab/>cout&lt;&lt;"\t\t1.Add Patient\n\t\t2.Display List\n\t\t3.Choose patient for Treatment\n\t\t"</text:p>
      <text:p text:style-name="P1"><text:tab/><text:tab/><text:tab/><text:tab/>"4.Exit\n\n\t\t";</text:p>
      <text:p text:style-name="P1"></text:p>
      <text:p text:style-name="P1"><text:tab/><text:tab/>cout&lt;&lt;"Enter Your Choice : ";</text:p>
      <text:p text:style-name="P1"><text:tab/><text:tab/>cin&gt;&gt;ch;</text:p>
      <text:p text:style-name="P1"><text:tab/><text:tab/>cout&lt;&lt;endl;</text:p>
      <text:p text:style-name="P1"></text:p>
      <text:p text:style-name="P1"><text:tab/><text:tab/>switch(ch)</text:p>
      <text:p text:style-name="P1"><text:tab/><text:tab/>{</text:p>
      <text:p text:style-name="P1"><text:tab/><text:tab/><text:tab/>case 1 :<text:tab/>q.enqueue ();</text:p>
      <text:p text:style-name="P1"><text:tab/><text:tab/><text:tab/><text:tab/><text:tab/><text:tab/>break;</text:p>
      <text:p text:style-name="P1"><text:tab/><text:tab/><text:tab/>case 2 : <text:s text:c="3"/>q.display();</text:p>
      <text:p text:style-name="P1"><text:tab/><text:tab/><text:tab/><text:tab/><text:tab/><text:tab/>break;</text:p>
      <text:p text:style-name="P1"><text:tab/><text:tab/><text:tab/>case 3 : <text:s text:c="3"/>q.dequeue();</text:p>
      <text:p text:style-name="P1"><text:tab/><text:tab/><text:tab/><text:tab/><text:tab/><text:tab/>break;</text:p>
      <text:p text:style-name="P1"><text:tab/><text:tab/><text:tab/>case 4 : <text:s text:c="3"/>exit(0);</text:p>
      <text:p text:style-name="P1"><text:tab/><text:tab/><text:tab/><text:tab/><text:tab/> <text:s text:c="3"/>break;</text:p>
      <text:p text:style-name="P1"><text:tab/><text:tab/><text:tab/>default: <text:s text:c="3"/>cout&lt;&lt;"Invalid Choice Entered\n\n";</text:p>
      <text:p text:style-name="P1"><text:tab/><text:tab/><text:tab/><text:tab/><text:tab/><text:tab/>break;</text:p>
      <text:p text:style-name="P1"><text:tab/><text:tab/>}</text:p>
      <text:p text:style-name="P1"><text:tab/>}</text:p>
      <text:p text:style-name="P1"><text:tab/>while(1);</text:p>
      <text:p text:style-name="P1"></text:p>
      <text:p text:style-name="P1"><text:tab/>return 0;</text:p>
      <text:p text:style-name="P1">}</text:p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</text:p>
      <text:p text:style-name="P1"><text:s text:c="12"/><text:span text:style-name="T1">QUEUES.h</text:span></text:p>
      <text:p text:style-name="P1"></text:p>
      <text:p text:style-name="P1">/*</text:p>
      <text:p text:style-name="P1"><text:s/>* queues.h</text:p>
      <text:p text:style-name="P1"><text:s/>*</text:p>
      <text:p text:style-name="P1"><text:s/>* <text:s/>Created on: 08-Jan-2018</text:p>
      <text:p text:style-name="P1"><text:s/>* <text:s text:c="5"/>Author: e2002</text:p>
      <text:p text:style-name="P1"><text:s/>*/</text:p>
      <text:p text:style-name="P1"></text:p>
      <text:p text:style-name="P1">#ifndef QUEUES_H_</text:p>
      <text:p text:style-name="P1">#define QUEUES_H_</text:p>
      <text:p text:style-name="P1"></text:p>
      <text:p text:style-name="P1">#include&lt;iostream&gt;</text:p>
      <text:p text:style-name="P1">#include&lt;malloc.h&gt;</text:p>
      <text:p text:style-name="P1">#include&lt;string&gt;</text:p>
      <text:p text:style-name="P1">using namespace std;</text:p>
      <text:p text:style-name="P1"></text:p>
      <text:p text:style-name="P1">struct node</text:p>
      <text:p text:style-name="P1">{</text:p>
      <text:p text:style-name="P1"><text:tab/>string name;</text:p>
      <text:p text:style-name="P1"><text:tab/><text:tab/>string add;</text:p>
      <text:p text:style-name="P1"><text:tab/><text:tab/>string ph_no;</text:p>
      <text:p text:style-name="P1"><text:tab/><text:tab/>string dis;</text:p>
      <text:p text:style-name="P1"><text:tab/>int pri;</text:p>
      <text:p text:style-name="P1"></text:p>
      <text:p text:style-name="P1"><text:tab/>node *link;</text:p>
      <text:p text:style-name="P1">};</text:p>
      <text:p text:style-name="P1"></text:p>
      <text:p text:style-name="P1">class queues</text:p>
      <text:p text:style-name="P1">{</text:p>
      <text:p text:style-name="P1"><text:tab/>node *front,*rear;</text:p>
      <text:p text:style-name="P1"></text:p>
      <text:p text:style-name="P1"><text:tab/>int max=50;</text:p>
      <text:p text:style-name="P1"></text:p>
      <text:p text:style-name="P1"><text:tab/>public:</text:p>
      <text:p text:style-name="P1"><text:tab/><text:tab/>queues();</text:p>
      <text:p text:style-name="P1"><text:tab/><text:tab/>int isfull();</text:p>
      <text:p text:style-name="P1"><text:tab/><text:tab/>int isempty();</text:p>
      <text:p text:style-name="P1"><text:tab/><text:tab/>int check(int temp);</text:p>
      <text:p text:style-name="P1"><text:tab/><text:tab/>//int priority(int s);</text:p>
      <text:p text:style-name="P1"><text:tab/><text:tab/>node *getdata();</text:p>
      <text:p text:style-name="P1"><text:tab/><text:tab/>void enqueue();</text:p>
      <text:p text:style-name="P1"><text:tab/><text:tab/>void dequeue();</text:p>
      <text:p text:style-name="P1"><text:tab/><text:tab/>void display();</text:p>
      <text:p text:style-name="P1"></text:p>
      <text:p text:style-name="P1"></text:p>
      <text:p text:style-name="P1">};</text:p>
      <text:p text:style-name="P1"></text:p>
      <text:p text:style-name="P1">#endif /* QUEUES_H_ */</text:p>
      <text:p text:style-name="P1"/>
      <text:p text:style-name="P1"></text:p>
      <text:p text:style-name="P1"><text:soft-page-break/><text:s text:c="18"/><text:span text:style-name="T1">QUEUES.cpp</text:span></text:p>
      <text:p text:style-name="P1"></text:p>
      <text:p text:style-name="P1">/*</text:p>
      <text:p text:style-name="P1"><text:s/>* queues.cpp</text:p>
      <text:p text:style-name="P1"><text:s/>*</text:p>
      <text:p text:style-name="P1"><text:s/>* <text:s/>Created on: 08-Jan-2018</text:p>
      <text:p text:style-name="P1"><text:s/>* <text:s text:c="5"/>Author: e2002</text:p>
      <text:p text:style-name="P1"><text:s/>*/</text:p>
      <text:p text:style-name="P1"></text:p>
      <text:p text:style-name="P1">#include "queues.h"</text:p>
      <text:p text:style-name="P1">#include&lt;iostream&gt;</text:p>
      <text:p text:style-name="P1">#include&lt;malloc.h&gt;</text:p>
      <text:p text:style-name="P1">#include&lt;string&gt;</text:p>
      <text:p text:style-name="P1">#include&lt;iomanip&gt;</text:p>
      <text:p text:style-name="P1">#include"patient.h"</text:p>
      <text:p text:style-name="P1">using namespace std;</text:p>
      <text:p text:style-name="P1"></text:p>
      <text:p text:style-name="P1">queues::queues()</text:p>
      <text:p text:style-name="P1">{</text:p>
      <text:p text:style-name="P1"><text:tab/>front=rear=NULL;</text:p>
      <text:p text:style-name="P1">}</text:p>
      <text:p text:style-name="P1"></text:p>
      <text:p text:style-name="P1">int queues:: isfull()</text:p>
      <text:p text:style-name="P1">{</text:p>
      <text:p text:style-name="P1"><text:tab/>node *p;</text:p>
      <text:p text:style-name="P1"><text:tab/>int count;</text:p>
      <text:p text:style-name="P1"><text:tab/>p=front;</text:p>
      <text:p text:style-name="P1"><text:tab/>while(p != NULL)</text:p>
      <text:p text:style-name="P1"><text:tab/>{</text:p>
      <text:p text:style-name="P1"><text:tab/><text:tab/>p=p-&gt;link;</text:p>
      <text:p text:style-name="P1"><text:tab/><text:tab/>count++;</text:p>
      <text:p text:style-name="P1"><text:tab/>}</text:p>
      <text:p text:style-name="P1"></text:p>
      <text:p text:style-name="P1"><text:tab/>if(count==max)</text:p>
      <text:p text:style-name="P1"><text:tab/><text:tab/><text:tab/>return 1;</text:p>
      <text:p text:style-name="P1"><text:tab/>else</text:p>
      <text:p text:style-name="P1"><text:tab/><text:tab/><text:tab/>return 0;</text:p>
      <text:p text:style-name="P1"></text:p>
      <text:p text:style-name="P1">}</text:p>
      <text:p text:style-name="P1"></text:p>
      <text:p text:style-name="P1">int queues:: isempty()</text:p>
      <text:p text:style-name="P1">{</text:p>
      <text:p text:style-name="P1"><text:tab/>if(rear==NULL)</text:p>
      <text:p text:style-name="P1"><text:tab/><text:tab/>return 1;</text:p>
      <text:p text:style-name="P1"></text:p>
      <text:p text:style-name="P1"><text:tab/>else</text:p>
      <text:p text:style-name="P1"><text:tab/><text:tab/>return 0;</text:p>
      <text:p text:style-name="P1"></text:p>
      <text:p text:style-name="P1">}</text:p>
      <text:p text:style-name="P1"></text:p>
      <text:p text:style-name="P1">/*int //queues:: priority(int s)</text:p>
      <text:p text:style-name="P1">int <text:s/>priority(int s)</text:p>
      <text:p text:style-name="P1"><text:soft-page-break/>{</text:p>
      <text:p text:style-name="P1"><text:tab/>if(s==1 || s==2)</text:p>
      <text:p text:style-name="P1"><text:tab/><text:tab/>return 1;</text:p>
      <text:p text:style-name="P1"></text:p>
      <text:p text:style-name="P1"><text:tab/>else if(s==3 || s==4)</text:p>
      <text:p text:style-name="P1"><text:tab/><text:tab/>return 2;</text:p>
      <text:p text:style-name="P1"></text:p>
      <text:p text:style-name="P1"><text:tab/>else</text:p>
      <text:p text:style-name="P1"><text:tab/><text:tab/>return 3;</text:p>
      <text:p text:style-name="P1">}*/</text:p>
      <text:p text:style-name="P1"></text:p>
      <text:p text:style-name="P1"></text:p>
      <text:p text:style-name="P1"></text:p>
      <text:p text:style-name="P1"></text:p>
      <text:p text:style-name="P1">void queues:: enqueue()</text:p>
      <text:p text:style-name="P1">{</text:p>
      <text:p text:style-name="P1"><text:tab/>node *n;</text:p>
      <text:p text:style-name="P1"><text:tab/>patient pt;</text:p>
      <text:p text:style-name="P1"><text:tab/>//n=getdata();</text:p>
      <text:p text:style-name="P1"><text:tab/>n=pt.getdata();</text:p>
      <text:p text:style-name="P1"><text:tab/>if(isempty())</text:p>
      <text:p text:style-name="P1"><text:tab/><text:tab/>front=rear=n;</text:p>
      <text:p text:style-name="P1"></text:p>
      <text:p text:style-name="P1"><text:tab/>else</text:p>
      <text:p text:style-name="P1"><text:tab/>{</text:p>
      <text:p text:style-name="P1"><text:tab/><text:tab/>rear-&gt;link=n;</text:p>
      <text:p text:style-name="P1"><text:tab/><text:tab/>rear=n;</text:p>
      <text:p text:style-name="P1"><text:tab/>}</text:p>
      <text:p text:style-name="P1">}</text:p>
      <text:p text:style-name="P1"></text:p>
      <text:p text:style-name="P1">int queues::check(int temp)</text:p>
      <text:p text:style-name="P1">{</text:p>
      <text:p text:style-name="P1"><text:tab/>node *p;</text:p>
      <text:p text:style-name="P1"></text:p>
      <text:p text:style-name="P1"><text:tab/>int min=5;</text:p>
      <text:p text:style-name="P1"></text:p>
      <text:p text:style-name="P1"><text:tab/>p=front;</text:p>
      <text:p text:style-name="P1"></text:p>
      <text:p text:style-name="P1"><text:tab/>while(p != NULL)</text:p>
      <text:p text:style-name="P1"><text:tab/>{</text:p>
      <text:p text:style-name="P1"><text:tab/><text:tab/>if(p-&gt;pri &lt; min)</text:p>
      <text:p text:style-name="P1"><text:tab/><text:tab/><text:tab/>min=p-&gt;pri;</text:p>
      <text:p text:style-name="P1"><text:tab/><text:tab/>p=p-&gt;link;</text:p>
      <text:p text:style-name="P1"><text:tab/>}</text:p>
      <text:p text:style-name="P1"><text:tab/>return min;</text:p>
      <text:p text:style-name="P1">}</text:p>
      <text:p text:style-name="P1"></text:p>
      <text:p text:style-name="P1">void queues:: dequeue()</text:p>
      <text:p text:style-name="P1">{</text:p>
      <text:p text:style-name="P1"></text:p>
      <text:p text:style-name="P1"><text:tab/>if(isempty())</text:p>
      <text:p text:style-name="P1"><text:tab/><text:tab/>{</text:p>
      <text:p text:style-name="P1"><text:soft-page-break/><text:tab/><text:tab/><text:tab/>cout&lt;&lt;"No Patient For Treatment\n";</text:p>
      <text:p text:style-name="P1"><text:tab/><text:tab/><text:tab/>return;</text:p>
      <text:p text:style-name="P1"><text:tab/><text:tab/>}</text:p>
      <text:p text:style-name="P1"></text:p>
      <text:p text:style-name="P1"><text:tab/>int min_pri;</text:p>
      <text:p text:style-name="P1"></text:p>
      <text:p text:style-name="P1"><text:tab/>min_pri=check(1);</text:p>
      <text:p text:style-name="P1"><text:tab/>node *current,*previous;</text:p>
      <text:p text:style-name="P1"></text:p>
      <text:p text:style-name="P1"><text:tab/>current=front;</text:p>
      <text:p text:style-name="P1"></text:p>
      <text:p text:style-name="P1"><text:tab/>if(front-&gt;pri==min_pri)</text:p>
      <text:p text:style-name="P1"><text:tab/>{</text:p>
      <text:p text:style-name="P1"><text:tab/><text:tab/>cout&lt;&lt;"Name : "&lt;&lt;front-&gt;name&lt;&lt;endl;</text:p>
      <text:p text:style-name="P1"><text:tab/><text:tab/>cout&lt;&lt;"Address : "&lt;&lt;front-&gt;add&lt;&lt;endl;</text:p>
      <text:p text:style-name="P1"><text:tab/><text:tab/>cout&lt;&lt;"Phone Number: "&lt;&lt;front-&gt;ph_no&lt;&lt;endl;</text:p>
      <text:p text:style-name="P1"><text:tab/><text:tab/>cout&lt;&lt;"Disease : "&lt;&lt;front-&gt;dis&lt;&lt;endl;</text:p>
      <text:p text:style-name="P1"><text:tab/><text:tab/>cout&lt;&lt;"Priority : "&lt;&lt;front-&gt;pri&lt;&lt;endl;</text:p>
      <text:p text:style-name="P1"></text:p>
      <text:p text:style-name="P1"><text:tab/><text:tab/>if(front==rear)</text:p>
      <text:p text:style-name="P1"><text:tab/><text:tab/><text:tab/>front=rear=NULL;</text:p>
      <text:p text:style-name="P1"></text:p>
      <text:p text:style-name="P1"></text:p>
      <text:p text:style-name="P1"><text:tab/><text:tab/>else</text:p>
      <text:p text:style-name="P1"><text:tab/><text:tab/><text:tab/>front=front-&gt;link;</text:p>
      <text:p text:style-name="P1"><text:tab/>}</text:p>
      <text:p text:style-name="P1"></text:p>
      <text:p text:style-name="P1"><text:tab/>else</text:p>
      <text:p text:style-name="P1"><text:tab/>{</text:p>
      <text:p text:style-name="P1"><text:tab/><text:tab/>while( (current-&gt;pri != min_pri) &amp;&amp; (current-&gt;link != NULL) )</text:p>
      <text:p text:style-name="P1"><text:tab/><text:tab/>{</text:p>
      <text:p text:style-name="P1"><text:tab/><text:tab/><text:tab/>previous=current;</text:p>
      <text:p text:style-name="P1"><text:tab/><text:tab/><text:tab/>current=current-&gt;link;</text:p>
      <text:p text:style-name="P1"><text:tab/><text:tab/>}</text:p>
      <text:p text:style-name="P1"></text:p>
      <text:p text:style-name="P1"><text:tab/><text:tab/>cout&lt;&lt;"Name : "&lt;&lt;current-&gt;name&lt;&lt;endl;</text:p>
      <text:p text:style-name="P1"><text:tab/><text:tab/>cout&lt;&lt;"Address : "&lt;&lt;current-&gt;add&lt;&lt;endl;</text:p>
      <text:p text:style-name="P1"><text:tab/><text:tab/>cout&lt;&lt;"Phone Number: "&lt;&lt;current-&gt;ph_no&lt;&lt;endl;</text:p>
      <text:p text:style-name="P1"><text:tab/><text:tab/>cout&lt;&lt;"Disease : "&lt;&lt;current-&gt;dis&lt;&lt;endl;</text:p>
      <text:p text:style-name="P1"><text:tab/><text:tab/>cout&lt;&lt;"Priority : "&lt;&lt;current-&gt;pri&lt;&lt;endl;</text:p>
      <text:p text:style-name="P1"></text:p>
      <text:p text:style-name="P1"><text:tab/><text:tab/>if(current==rear)</text:p>
      <text:p text:style-name="P1"><text:tab/><text:tab/>{</text:p>
      <text:p text:style-name="P1"><text:tab/><text:tab/><text:tab/>rear=previous;</text:p>
      <text:p text:style-name="P1"><text:tab/><text:tab/><text:tab/>rear-&gt;link=NULL;</text:p>
      <text:p text:style-name="P1"><text:tab/><text:tab/><text:tab/>delete current;</text:p>
      <text:p text:style-name="P1"><text:tab/><text:tab/>}</text:p>
      <text:p text:style-name="P1"></text:p>
      <text:p text:style-name="P1"><text:tab/><text:tab/>else</text:p>
      <text:p text:style-name="P1"><text:tab/><text:tab/>{</text:p>
      <text:p text:style-name="P1"><text:tab/><text:tab/><text:tab/>previous-&gt;link=current-&gt;link;</text:p>
      <text:p text:style-name="P1"><text:tab/><text:tab/><text:tab/>delete current;</text:p>
      <text:p text:style-name="P1"><text:soft-page-break/><text:tab/><text:tab/>}</text:p>
      <text:p text:style-name="P1"><text:tab/>}</text:p>
      <text:p text:style-name="P1">}</text:p>
      <text:p text:style-name="P1"></text:p>
      <text:p text:style-name="P1">void queues:: display()</text:p>
      <text:p text:style-name="P1">{</text:p>
      <text:p text:style-name="P1"><text:tab/>if(isempty())</text:p>
      <text:p text:style-name="P1"><text:tab/>{</text:p>
      <text:p text:style-name="P1"><text:tab/><text:tab/>cout&lt;&lt;"No Patient For Treatment\n";</text:p>
      <text:p text:style-name="P1"><text:tab/><text:tab/>return;</text:p>
      <text:p text:style-name="P1"><text:tab/>}</text:p>
      <text:p text:style-name="P1"></text:p>
      <text:p text:style-name="P1"><text:tab/>node *p;</text:p>
      <text:p text:style-name="P1"></text:p>
      <text:p text:style-name="P1"><text:tab/>//cout&lt;&lt;left;</text:p>
      <text:p text:style-name="P1"></text:p>
      <text:p text:style-name="P1"><text:tab/>cout&lt;&lt;setw(24)&lt;&lt;"NAME <text:s text:c="3"/>"</text:p>
      <text:p text:style-name="P1"><text:tab/><text:tab/>&lt;&lt;setw(20)&lt;&lt;"ADDRESS "</text:p>
      <text:p text:style-name="P1"><text:tab/><text:tab/>&lt;&lt;setw(20)&lt;&lt;"PHONE NO"</text:p>
      <text:p text:style-name="P1"><text:tab/><text:tab/>&lt;&lt;setw(20)&lt;&lt;"DISEASE "</text:p>
      <text:p text:style-name="P1"><text:tab/><text:tab/>&lt;&lt;setw(20)&lt;&lt;"PRIORITY"&lt;&lt;endl;</text:p>
      <text:p text:style-name="P1"></text:p>
      <text:p text:style-name="P1"><text:tab/>cout&lt;&lt;"-----------------------------------------------------------------";</text:p>
      <text:p text:style-name="P1"><text:tab/>cout&lt;&lt;"-----------------------------------------------------------------";</text:p>
      <text:p text:style-name="P1"><text:tab/>cout&lt;&lt;"-----------------------------------------------------------------"&lt;&lt;endl;</text:p>
      <text:p text:style-name="P1"></text:p>
      <text:p text:style-name="P1"><text:tab/>p=front;</text:p>
      <text:p text:style-name="P1"></text:p>
      <text:p text:style-name="P1"><text:tab/>while(p != NULL)</text:p>
      <text:p text:style-name="P1"><text:tab/>{</text:p>
      <text:p text:style-name="P1"><text:tab/><text:tab/>//cout&lt;&lt;left;</text:p>
      <text:p text:style-name="P1"><text:tab/><text:tab/>cout&lt;&lt;setw(15)&lt;&lt;" <text:s text:c="7"/>"&lt;&lt;p-&gt;name;</text:p>
      <text:p text:style-name="P1"><text:tab/><text:tab/>cout&lt;&lt;setw(15)&lt;&lt;" <text:s text:c="7"/>"&lt;&lt;p-&gt;add;</text:p>
      <text:p text:style-name="P1"><text:tab/><text:tab/>cout&lt;&lt;setw(15)&lt;&lt;" <text:s text:c="7"/>"&lt;&lt;p-&gt;ph_no;</text:p>
      <text:p text:style-name="P1"><text:tab/><text:tab/>cout&lt;&lt;setw(15)&lt;&lt;" <text:s text:c="7"/>"&lt;&lt;p-&gt;dis;</text:p>
      <text:p text:style-name="P1"><text:tab/><text:tab/>cout&lt;&lt;setw(15)&lt;&lt;" <text:s text:c="7"/>"&lt;&lt;p-&gt;pri&lt;&lt;endl&lt;&lt;endl;</text:p>
      <text:p text:style-name="P1"></text:p>
      <text:p text:style-name="P1"><text:tab/><text:tab/>p=p-&gt;link;</text:p>
      <text:p text:style-name="P1"><text:tab/>}</text:p>
      <text:p text:style-name="P1"></text:p>
      <text:p text:style-name="P1"><text:tab/>cout&lt;&lt;endl;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18"/><text:span text:style-name="T1">PATIENT.h</text:span></text:p>
      <text:p text:style-name="P1"></text:p>
      <text:p text:style-name="P1">/*</text:p>
      <text:p text:style-name="P1"><text:s/>* patient.h</text:p>
      <text:p text:style-name="P1"><text:s/>*</text:p>
      <text:p text:style-name="P1"><text:s/>* <text:s/>Created on: 31-Jan-2018</text:p>
      <text:p text:style-name="P1"><text:s/>* <text:s text:c="5"/>Author: e2002</text:p>
      <text:p text:style-name="P1"><text:s/>*/</text:p>
      <text:p text:style-name="P1"></text:p>
      <text:p text:style-name="P1">#ifndef PATIENT_H_</text:p>
      <text:p text:style-name="P1">#define PATIENT_H_</text:p>
      <text:p text:style-name="P1">#include "queues.h"</text:p>
      <text:p text:style-name="P1"></text:p>
      <text:p text:style-name="P1">class patient</text:p>
      <text:p text:style-name="P1">{</text:p>
      <text:p text:style-name="P1"><text:tab/>public :</text:p>
      <text:p text:style-name="P1"><text:tab/><text:tab/>node * getdata();</text:p>
      <text:p text:style-name="P1">};</text:p>
      <text:p text:style-name="P1"></text:p>
      <text:p text:style-name="P1"></text:p>
      <text:p text:style-name="P1"></text:p>
      <text:p text:style-name="P1">#endif /* PATIENT_H_ 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18"/><text:span text:style-name="T1">PATIENT.cpp</text:span></text:p>
      <text:p text:style-name="P1"></text:p>
      <text:p text:style-name="P1">/*</text:p>
      <text:p text:style-name="P1"><text:s/>* patient.cpp</text:p>
      <text:p text:style-name="P1"><text:s/>*</text:p>
      <text:p text:style-name="P1"><text:s/>* <text:s/>Created on: 31-Jan-2018</text:p>
      <text:p text:style-name="P1"><text:s/>* <text:s text:c="5"/>Author: e2002</text:p>
      <text:p text:style-name="P1"><text:s/>*/</text:p>
      <text:p text:style-name="P1"></text:p>
      <text:p text:style-name="P1">#include "queues.h"</text:p>
      <text:p text:style-name="P1">#include&lt;iostream&gt;</text:p>
      <text:p text:style-name="P1">#include&lt;malloc.h&gt;</text:p>
      <text:p text:style-name="P1">#include&lt;string&gt;</text:p>
      <text:p text:style-name="P1">#include&lt;iomanip&gt;</text:p>
      <text:p text:style-name="P1">#include"patient.h"</text:p>
      <text:p text:style-name="P1">using namespace std;</text:p>
      <text:p text:style-name="P1"></text:p>
      <text:p text:style-name="P1">int <text:s/>priority(int s)</text:p>
      <text:p text:style-name="P1">{</text:p>
      <text:p text:style-name="P1"><text:tab/>if(s==1 || s==2)</text:p>
      <text:p text:style-name="P1"><text:tab/><text:tab/>return 1;</text:p>
      <text:p text:style-name="P1"></text:p>
      <text:p text:style-name="P1"><text:tab/>else if(s==3 || s==4)</text:p>
      <text:p text:style-name="P1"><text:tab/><text:tab/>return 2;</text:p>
      <text:p text:style-name="P1"></text:p>
      <text:p text:style-name="P1"><text:tab/>else</text:p>
      <text:p text:style-name="P1"><text:tab/><text:tab/>return 3;</text:p>
      <text:p text:style-name="P1">}</text:p>
      <text:p text:style-name="P1"></text:p>
      <text:p text:style-name="P1">node * patient:: getdata()</text:p>
      <text:p text:style-name="P1">//node * queues:: getdata()</text:p>
      <text:p text:style-name="P1">{</text:p>
      <text:p text:style-name="P1"><text:tab/>node *n;</text:p>
      <text:p text:style-name="P1"><text:tab/><text:tab/>n=new node;</text:p>
      <text:p text:style-name="P1"><text:tab/><text:tab/>int ch;</text:p>
      <text:p text:style-name="P1"></text:p>
      <text:p text:style-name="P1"><text:tab/><text:tab/>cout&lt;&lt;"Enter Name of Patient : ";</text:p>
      <text:p text:style-name="P1"><text:tab/><text:tab/>cin&gt;&gt;n-&gt;name;</text:p>
      <text:p text:style-name="P1"><text:tab/><text:tab/>cout&lt;&lt;endl;</text:p>
      <text:p text:style-name="P1"></text:p>
      <text:p text:style-name="P1"><text:tab/><text:tab/>cout&lt;&lt;"Enter Address of Patient : ";</text:p>
      <text:p text:style-name="P1"><text:tab/><text:tab/>cin&gt;&gt;n-&gt;add;</text:p>
      <text:p text:style-name="P1"><text:tab/><text:tab/>cout&lt;&lt;endl;</text:p>
      <text:p text:style-name="P1"></text:p>
      <text:p text:style-name="P1"><text:tab/><text:tab/>cout&lt;&lt;"Enter Phone Number of Patient : ";</text:p>
      <text:p text:style-name="P1"><text:tab/><text:tab/>cin&gt;&gt;n-&gt;ph_no;</text:p>
      <text:p text:style-name="P1"><text:tab/><text:tab/>cout&lt;&lt;endl;</text:p>
      <text:p text:style-name="P1"></text:p>
      <text:p text:style-name="P1"><text:tab/><text:tab/>cout&lt;&lt;"Enter Disease of Patient : ";</text:p>
      <text:p text:style-name="P1"><text:tab/><text:tab/>cout&lt;&lt;"\n\n\t1.Cancer\n\t2.Accident\n\t3.Blood Pressure\n\t4.Sugar\n\t5.Fever\n\t"</text:p>
      <text:p text:style-name="P1"><text:tab/><text:tab/><text:tab/><text:tab/>"6.Cold\n\t";</text:p>
      <text:p text:style-name="P1"></text:p>
      <text:p text:style-name="P1"><text:soft-page-break/><text:tab/><text:tab/>cout&lt;&lt;"Enter Option from Above Serviced Disease : ";</text:p>
      <text:p text:style-name="P1"><text:tab/><text:tab/>cin&gt;&gt;ch;</text:p>
      <text:p text:style-name="P1"><text:tab/><text:tab/>cout&lt;&lt;endl;</text:p>
      <text:p text:style-name="P1"></text:p>
      <text:p text:style-name="P1"><text:tab/><text:tab/>switch (ch)</text:p>
      <text:p text:style-name="P1"><text:tab/><text:tab/>{</text:p>
      <text:p text:style-name="P1"><text:tab/><text:tab/><text:tab/>case 1 : n-&gt;dis="Cancer";</text:p>
      <text:p text:style-name="P1"><text:tab/><text:tab/><text:tab/><text:tab/><text:tab/> break;</text:p>
      <text:p text:style-name="P1"></text:p>
      <text:p text:style-name="P1"><text:tab/><text:tab/><text:tab/>case 2 : n-&gt;dis="Accident";</text:p>
      <text:p text:style-name="P1"><text:tab/><text:tab/><text:tab/><text:tab/><text:tab/> break;</text:p>
      <text:p text:style-name="P1"></text:p>
      <text:p text:style-name="P1"><text:tab/><text:tab/><text:tab/>case 3 : n-&gt;dis="BP";</text:p>
      <text:p text:style-name="P1"><text:tab/><text:tab/><text:tab/><text:tab/><text:tab/> break;</text:p>
      <text:p text:style-name="P1"></text:p>
      <text:p text:style-name="P1"><text:tab/><text:tab/><text:tab/>case 4 : n-&gt;dis="Sugar";</text:p>
      <text:p text:style-name="P1"><text:tab/><text:tab/><text:tab/><text:tab/><text:tab/> break;</text:p>
      <text:p text:style-name="P1"></text:p>
      <text:p text:style-name="P1"><text:tab/><text:tab/><text:tab/>case 5 : n-&gt;dis="Fever";</text:p>
      <text:p text:style-name="P1"><text:tab/><text:tab/><text:tab/><text:tab/><text:tab/> break;</text:p>
      <text:p text:style-name="P1"></text:p>
      <text:p text:style-name="P1"><text:tab/><text:tab/><text:tab/>case 6 : n-&gt;dis="Cold";</text:p>
      <text:p text:style-name="P1"><text:tab/><text:tab/><text:tab/><text:tab/><text:tab/> break;</text:p>
      <text:p text:style-name="P1"></text:p>
      <text:p text:style-name="P1"><text:tab/><text:tab/><text:tab/>default : cout&lt;&lt;"Choose From Disease Above\n";</text:p>
      <text:p text:style-name="P1"><text:tab/><text:tab/><text:tab/><text:tab/><text:tab/> <text:s/>break;</text:p>
      <text:p text:style-name="P1"></text:p>
      <text:p text:style-name="P1"><text:tab/><text:tab/>}</text:p>
      <text:p text:style-name="P1"></text:p>
      <text:p text:style-name="P1"><text:tab/><text:tab/>n-&gt;pri=priority(ch);</text:p>
      <text:p text:style-name="P1"></text:p>
      <text:p text:style-name="P1"><text:tab/><text:tab/>cout&lt;&lt;endl;</text:p>
      <text:p text:style-name="P1"></text:p>
      <text:p text:style-name="P1"><text:tab/><text:tab/>n-&gt;link=NULL;</text:p>
      <text:p text:style-name="P1"></text:p>
      <text:p text:style-name="P1"><text:tab/><text:tab/>return n;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53:48.618140142</meta:creation-date>
    <dc:date>2018-02-26T10:58:35.589923078</dc:date>
    <meta:editing-duration>P0D</meta:editing-duration>
    <meta:editing-cycles>1</meta:editing-cycles>
    <meta:document-statistic meta:table-count="0" meta:image-count="0" meta:object-count="0" meta:page-count="9" meta:paragraph-count="409" meta:word-count="586" meta:character-count="5498" meta:non-whitespace-character-count="4238"/>
    <meta:generator>LibreOffice/4.2.8.2$Linux_X86_64 LibreOffice_project/420m0$Build-2</meta:generator>
  </office:meta>
</office:document-meta>
</file>